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position="0% 100%"/>
    </style:style>
    <style:style style:name="T4" style:family="text">
      <style:text-properties style:text-line-through-style="solid" style:text-position="0% 100%" style:text-underline-style="none"/>
    </style:style>
    <style:style style:name="T5" style:family="text">
      <style:text-properties style:text-line-through-style="none"/>
    </style:style>
    <style:style style:name="T6" style:family="text">
      <style:text-properties style:text-line-through-style="none" style:text-position="super 58%"/>
    </style:style>
    <style:style style:name="T7" style:family="text">
      <style:text-properties style:text-line-through-style="none" style:text-position="0% 100%"/>
    </style:style>
    <style:style style:name="T8" style:family="text">
      <style:text-properties style:text-line-through-style="none" style:text-position="0% 100%" style:text-underline-style="solid" style:text-underline-width="auto" style:text-underline-color="font-color"/>
    </style:style>
    <style:style style:name="T9" style:family="text">
      <style:text-properties style:text-line-through-style="none" style:text-position="0% 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5_8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5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1863</text:p>
      <text:p text:style-name="P2">Month<text:tab/><text:tab/><text:tab/><text:tab/><text:tab/><text:tab/></text:p>
      <text:p text:style-name="P2">Year<text:tab/><text:tab/><text:tab/><text:tab/><text:tab/><text:tab/>1863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Thanksgiving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8</text:p>
      <text:p text:style-name="P2">Number of Sheets<text:tab/><text:tab/><text:tab/><text:tab/>5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A strip of red wax is attached to the front cover of the booklet, near the top center portion of the page.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7">A thanksgiving sermon <text:s/>1863/</text:p>
      <text:p text:style-name="P6"/>
      <text:p text:style-name="P6">[Page 1]</text:p>
      <text:p text:style-name="P6">You will pardon me, respected hearers! if while searching for/ a text on which to descant, my reflections involuntarily suggested/ one of lament. <text:s/>As I pondered on the vicissitudes which America/ has recently undergone, I beheld that venerable parent of/ a once happy race, wallow in ashes, exclaiming in the lan-/-guage of Job "Oh! who will give me back the months that/ "have passed; the days when God guarded me. <text:s/>When his lamp/ "shone upon my head, and by its light I could walk in darkness./ <text:s/>"As I was in the days of my youth, when the counsel of God go-/-"verned my tabernacle. <text:s/>When the Almighty was yet with me,/ "when my children stood round about me." <text:s/>Affected to tears/ by that vision, I strove in vain to evoke the joyous thoughts/ wherewith the yearly celebration was wont to inspire me./ <text:s/>My harp struck but plaintive strains; I hung it on my/ drooping heart. <text:s/>Aye; let me weep over the sad fare/ of this asylum of the oppressed./</text:p>
      <text:p text:style-name="P6"/>
      <text:p text:style-name="P6">[Page 2]</text:p>
      <text:p text:style-name="P6">Taught by Israel's religion and Israel's history to love freedom./ <text:s/>Devoted to it by a strong natural tendency; doubly impressed/ with its inestimable worth, because of the sufferings endured/ through its absence; I have--(without irreverence be it said)--stood with my mind on the summit/ of Pisgah to <text:soft-page-break/>survey this land of promise, which has beckoned/ to her hospitable shores the weary of all nations and climes./ <text:s/>More festivals than the immortal Seer of old, I have been/ permitted to enter this new Canaan, every spot of which is/ sanctified by the footsteps of revolutionary heroes. <text:s/>I have often/ gazed upon the precious fane, whence issued the word that/ struck tyranny with dismay, and the world with admiration./ <text:s/>I have contemplated the stupendous work of the founder of/ American greatness, whose memory alone ought to have blended/ the feelings of all those he benefitted[sic!], into one of indissoluble/ brotherhood. <text:s/>I have witnessed, under its auspices, the gigantic/ strides taken towards social equality, and <text:span text:style-name="T2">towards</text:span><text:span text:style-name="T5"> the perfection/</text:span></text:p>
      <text:p text:style-name="P6"><text:span text:style-name="T5"/></text:p>
      <text:p text:style-name="P6"><text:span text:style-name="T5">[Page 3]</text:span></text:p>
      <text:p text:style-name="P6"><text:span text:style-name="T5">of all arts and sciences. <text:s/>I have seen the hand of a beneficent/ God, scatter through these fields, those plains and meadows the/ seeds of plenty and boundless wealth, and I said, "Surely this is/ the tabernacle of peace, the temple where happiness is enthroned."/ <text:s/>My soul was then ravished with delight. <text:s/>Every fibre of my/ heart thrilled with joy, when at each recurrence of the present/ occasion, one chorus of national thanksgiving rent the sky from /the vale to the mountain-peak, from the Hudson to the Red-/River; and I, joining in the anthem, extolled the Living </text:span><text:span text:style-name="T2">Deliverer</text:span><text:span text:style-name="T5"> Redeemer/ of America. <text:s/>But now.....I-Chabod, my Brethren, I-Chabod;/ I sorrowfully cry like the dying mother who was apprized/ of her nation's dishonor in </text:span><text:span text:style-name="T2">of</text:span><text:span text:style-name="T5"> her own bereavement. <text:s/>For, the glory that lent orators their/ burning eloquence, the glory </text:span><text:span text:style-name="T2">painted pi</text:span><text:span text:style-name="T5"> depicted so glowingly in the halls/ of legislation, so blazoned in the forum and on the pulpit; that/ glory, alas' has been tarnished by our polluted hands. <text:s/>The/ world looks agast[sic!]. <text:s/>It cannot believe that this palladium/</text:span></text:p>
      <text:p text:style-name="P6"><text:span text:style-name="T5"/></text:p>
      <text:p text:style-name="P6"><text:span text:style-name="T5">[Page 4]</text:span></text:p>
      <text:p text:style-name="P6"><text:span text:style-name="T5">of human rights has been deliberately dragged down from its lofty/ stand by its own custodians. <text:s/>For, the testimony of time has shown/ that on its preservation depended the welbeing[sic!] of generations/ yet unborn. <text:s/>The world finds not among its records a/ parallel to the towering eminence rapidly attained by the nation/ of Washington, while knit together by the laws he enacted./ <text:s/></text:span></text:p>
      <text:p text:style-name="P6"><text:span text:style-name="T5">Nay, I may venture to assert, that those achievements have exceeded/ the most sanguine calculations of the Sages of the revolution./ <text:s/>The idea that three millions of human beings burthened with/ debt, would in the course of a man's life-time, swell up to/ the number of upwards of thirty millions, and become the most/ prosperous among the nations under the canopy of heaven, seems/ too hyperbolical to be contemplated even by those far-sighted/ minds. <text:s/>Yet, such was the effect of that broad Constitution/ concocted by their wisdom. <text:s/>Its benign influence grew/ irresistible. <text:s/>It attracted with more than magnetic force/</text:span></text:p>
      <text:p text:style-name="P6"><text:span text:style-name="T5"/></text:p>
      <text:p text:style-name="P6"><text:span text:style-name="T5">[Page 5]</text:span></text:p>
      <text:p text:style-name="P6"><text:span text:style-name="T5">now votaries to its shrine</text:span><text:span text:style-name="T2">s</text:span><text:span text:style-name="T5">. <text:s/>Identified with the original posses-/-sors of that sublime charter, by the fruition of equal rights, the/ welcome stranger brought all his energies to bear on the develop-/-ment of the exhaustless riches of the soil that had received him./ <text:s/>The stalwart arm upturned the earth that hid treasures in its/ bosom. <text:s/>His industry enlarged the sphere of that which is/ useful and convenient to society. <text:s/>As years rolled on, so the/ tide of immigration increased amazingly, until the native/ element commingled with the foreign, attained an herculean/ power. <text:s/>But mark this well, my beloved hearers! <text:s/>It was/ not a power that crushes beneath its ponderous weight the/ feeble and the defenceless[sic!]. <text:s/>It was not like that Power which prides/ itself on being the arbiter of nation's fate, and the dictator of/ minor sovereignities; but a power that gloried in diffusing/ the blessings of civil and religious liberty, in securing education/ to the masses, temporal advantages and honorable positions to/</text:span></text:p>
      <text:p text:style-name="P6"><text:span text:style-name="T5"/></text:p>
      <text:p text:style-name="P6"><text:span text:style-name="T5">[Page 6]</text:span></text:p>
      <text:p text:style-name="P6"><text:span text:style-name="T5">whomsoever was governed by its beneficent rules. <text:s/>Hence, does the/ civilized world look with </text:span><text:soft-page-break/><text:span text:style-name="T5">amazement, hence "hath my harp/ turned to mourning, and my </text:span><text:span text:style-name="T2">organ</text:span><text:span text:style-name="T5"> lyre </text:span><text:span text:style-name="T2">in</text:span><text:span text:style-name="T5">to sound of weeping."/ <text:s/>For, say ye my friends! <text:s/>Ought not a power so gracious and/ so benignant to have continued on its lofty stand, until the/ sun ceases to illumine the earth? <text:s/>Ought not the breast/ of every being to whom it secured inestimable immunities, to have been/ its bulwark?...Oh eternal ignoring! <text:s/>Repeat it not; the/ hand <text:s/>it had filled with good, lowered it from its height./ <text:s/>Merciless ambition has very nigh cast it at the foot of/ despotic thrones. <text:s/>Methinks I hear the oppressors of man-/-kind deridingly ask "Is that the clime, which was called/ "the completion of beauty, the delight of all the earth?" <text:s/>Aha!/ "this is the day for which we have longed, it hath arrived, we/ "have seen it" <text:s/>Man! behold the effects of liberty". <text:s/>The ea-/"-pons of destruction are furbished, the coursers are prancing on/</text:span></text:p>
      <text:p text:style-name="P6"><text:span text:style-name="T5"/></text:p>
      <text:p text:style-name="P6"><text:span text:style-name="T5">[Page 7]</text:span></text:p>
      <text:p text:style-name="P6"><text:span text:style-name="T5">"the battle-field; thousands are marshalled in mortal array,/ "not to repel the invading stranger, but to drench a common country/ "in fraternal blood". <text:s/>Brethren, friends! <text:s/>what shall we answer/ to their taunts? <text:s/>Can </text:span><text:span text:style-name="T2">thou be any</text:span><text:span text:style-name="T5"> any motive extenuated </text:span><text:span text:style-name="T2">to</text:span><text:span text:style-name="T5"> the flagetious/ deed that plunged a whole nation in utter misery, and caused/ freedom to blush? <text:s/>No, let us enter these holy courts, not/ with triumphant looks, but with subdued thoughts and humiliation./ <text:s/>Let us bedew the altar of our Lord, with tears of contrition, for, the/ heavenly boons vouchsafed unto us have been foully abused. <text:s/>The/ matchless prosperity we enjoyed, seduced us away from the/ path marked out by the noble founders of this Republic./ <text:s/>The grand idea embodied in the formation of this government has/ been lost sight of, while craftily scheming municipal or state/ enlargement; while we sought the gratification of contemptible jea-/lousies. <text:s/>We grew mighty, and with it selfish, restless, dis-/-satisfied with our happy lot. <text:s/>The simplicity that characterized/</text:span></text:p>
      <text:p text:style-name="P6"><text:span text:style-name="T5"/></text:p>
      <text:p text:style-name="P6"><text:span text:style-name="T5">[Page 8]</text:span></text:p>
      <text:p text:style-name="P6"><text:span text:style-name="T5">the primeval days of our nationality, was deemed unbecoming </text:span><text:span text:style-name="T2">a</text:span><text:span text:style-name="T5"> this </text:span><text:span text:style-name="T2">more</text:span><text:span text:style-name="T5">/ self styled--enlightened age. <text:s/>Luxury fostered general degeneracy, satiety en-/-gendered the corruption of our habits, vice and pride were linked/ together, and the incestuous alliance gave birth to the serpents/ that have poisoned our vitals--perjury</text:span><text:span text:style-name="T6">2</text:span><text:span text:style-name="T7">, fraud</text:span><text:span text:style-name="T6">1</text:span><text:span text:style-name="T7"> and rebellion./</text:span></text:p>
      <text:p text:style-name="P6"><text:span text:style-name="T7">But hear now </text:span><text:span text:style-name="T3">what</text:span><text:span text:style-name="T7"> the word the Lord </text:span><text:span text:style-name="T3">saith</text:span><text:span text:style-name="T7">" <text:s/>For the evil of your hands/ "do you expect good? <text:s/>The chieftain demandeth bribe, and/ "the judge acteth for pay, and the great man is only speaking/ "the mischievous desire of his soul &amp; clings to it. <text:s/>Piety best doing is like a briar, the goodness is sharper than a thorn-edge; therefore the day of thy </text:span><text:span text:style-name="T3">retention</text:span><text:span text:style-name="T7"> requital (thy [?] </text:span><text:span text:style-name="T3">hath</text:span><text:span text:style-name="T7"> come, now shall </text:span><text:span text:style-name="T3">they become</text:span><text:span text:style-name="T7"> perplexity seize them" <text:s/>"Shall</text:span><text:span text:style-name="T6">1</text:span><text:span text:style-name="T7"> I count thee pure/ "with the wicked balances and with the bag of deceitfulness?"/ <text:s/>Ah! <text:s/>My Brethren! <text:s/>Our national iniquity </text:span><text:span text:style-name="T3">has at length</text:span><text:span text:style-name="T7"> is being visited upon/ us; we are requited only commensurately with our delinquencies./ <text:s/>Alas! that the messenger of divine wrath has not been permitted,/ like in the days of yore, to pass over the houses marked with the/ tokens of innocence. <text:s/>Death and dearth have with pitiless indi-/-scrimination gathered their spoil. <text:s/>Many, many hearths where/</text:span></text:p>
      <text:p text:style-name="P6"><text:span text:style-name="T7"/></text:p>
      <text:p text:style-name="P6"><text:span text:style-name="T7">[Page 9]</text:span></text:p>
      <text:p text:style-name="P6"><text:span text:style-name="T7">joy reigned, are overspread with gloom. <text:s/>The mother whose/ promising son lies entombed in the ensanguined battle-field; the/ wife whose agonizing thoughts follow her life-copartner now to/ the wearisome march, anon to the fierce conflict; the sister whose/ brother languishes in a dungeon, where patriotism is exposed to a fiery/ ordeal, they, who are not amenable before the heavenly tribunal for the/ crime that has brought on this land a terrible scourge, they uplift their/ souls unto God in utter anguish and pray for comfort and deliverance./ <text:s/>For their sake must we jointly this day address the throne of/ grace. <text:s/>The Chief Executive of our beloved Union, has been/ specially mindful of the sorrows of "the widows and orphans, of/ "the mourners and sufferers because of the lamentable civil strife in/ "which we are unavoidably engaged." <text:s/>He has expressed the desire/ that we should "commend them to the </text:span><text:soft-page-break/><text:span text:style-name="T7">tender care of our beneficent/ "Father who dwelleth in the heavens," but our intreaties[sic!] my beloved hearers! must/ be accompanied by deeds of charity. <text:s/>It is highly due to them/</text:span></text:p>
      <text:p text:style-name="P6"><text:span text:style-name="T7"/></text:p>
      <text:p text:style-name="P6"><text:span text:style-name="T7">[Page 10]</text:span></text:p>
      <text:p text:style-name="P6"><text:span text:style-name="T7">and imperative on us that we should evince active sympathy/ towards the relicts[sic!] and offspring of those who flew to the rescue/ of a common mother when verging on </text:span><text:span text:style-name="T3">death</text:span><text:span text:style-name="T7"> a precipice. <text:s/>It is incumbent/ principally on us to lighten the burthen of such among them, who/ need human succour. <text:s/>I say </text:span><text:span text:style-name="T8">on us</text:span><text:span text:style-name="T9">, as denziens of Pennsylvania,/ because our obligation to them is greater perhaps than that/ of any other state. <text:s/>Their sacrifice at the shrine of American/ honor has purchased our safety. <text:s/>Twice have the arms of/ the dear objects, who tore themselves from their embraces to respond/ to their country's call, averted from these </text:span><text:span text:style-name="T4">shores</text:span><text:span text:style-name="T9"> borders impending dangers./ <text:s/>The calamity which an assailing host urged to desperation, would/ have entailed upon our Community, exceeds any calculation./ <text:s/>To the stigma which its success would have indelibly stamped on/ our escutcheon, would have also been added the certain/ de-/-pletion of our granaries, and the drainage of our vast/ resources. <text:s/>"The inimical sword would have destroyed without, and terror made havoc within, both of the youth </text:span><text:span text:style-name="T4">man</text:span><text:span text:style-name="T9"> &amp; the virgin, the </text:span><text:span text:style-name="T4">suckling</text:span><text:span text:style-name="T9"> infant with the man of gray hairs." <text:s/>Shame &amp; penury, </text:span><text:span text:style-name="T4">and</text:span><text:span text:style-name="T9"> devastation &amp; horror would have been/</text:span></text:p>
      <text:p text:style-name="P6"><text:span text:style-name="T9"/></text:p>
      <text:p text:style-name="P6"><text:span text:style-name="T9">[Page 11]</text:span></text:p>
      <text:p text:style-name="P6"><text:span text:style-name="T9">the vestiges of a long contemplated and adroitly planned/ invasion. <text:s/>But the vigilance of our brave defenders was our/ shield and buckler. <text:s/>It effectually thwarted the devices of our/ adversaries, and saved us and our children as at this day./ <text:s/>Let us then prove ourselves worthy of the deliverance </text:span><text:span text:style-name="T4">they wrought</text:span><text:span text:style-name="T9"> </text:span><text:span text:style-name="T4">we</text:span><text:span text:style-name="T9"> experienced; worthy of the self-denial and brotherly affection that have wrought it./ <text:s/>But our sense of thankfulness to mortals, should not abstract/ our minds from the debt of gratitude we owe the Immortal Protec-/-tor of our existence--the Sovereign of the Universe. <text:s/>Amidst/ trials most severe and of unequalled magnitude, occasioned by our own/ perversity, we experienced His paternal compassion. <text:s/>He made/ us palpably feel that man's wickedness did not quench the/ love He has ever borne to America. <text:s/>Though we have reasons to/ lament, with the words of my text, that "His lamp has not shone/ over our heads as in the years that have gone by, when </text:span><text:span text:style-name="T4">at</text:span><text:span text:style-name="T9"> by its light/ we could walk in darkness"; though a veil raised by our/ misdeeds, separated us from our Eternal Creator, still, the rays of/ His mercy pierced it, and we were not chilled with despair./</text:span></text:p>
      <text:p text:style-name="P6"><text:span text:style-name="T9"/></text:p>
      <text:p text:style-name="P6"><text:span text:style-name="T9">[Page 12]</text:span></text:p>
      <text:p text:style-name="P6"><text:span text:style-name="T9">We ate at His luxuriant table; He made our cup brimful with/ new oil. <text:s/>If the last season reduced us to lassitude, the present/ diffused through our bodies its balmy and invigorating effects./ <text:s/>The Author of nature amplified the resources placed at our disposal./ <text:s/>He stimulated labour, and gave a stranger impulse to the wheel of/ commerce. <text:s/>But why shall I trespass on your time, by/ the reiteration of that which has been most fittingly set forth?/ <text:s/>My beloved hearers! <text:s/>The motives which ought to prompt your/ </text:span><text:span text:style-name="T4">loyal hearts</text:span><text:span text:style-name="T9"> souls to pour forth thanks and praises in the presence/ of Almighty God, have been well discussed in the proclamations of/ both your Governor &amp; President. <text:s/>They are innumerable, and, under the/ existing deplorable circumstances,--most cheering to the cause/ we all have at heart. <text:s/>But it would ill comport with my/ station, as it surpasses my capacity, to describe the exploits/ achieved at Vicksburg </text:span><text:span text:style-name="T4">or on the Rapid[?]</text:span><text:span text:style-name="T9"> &amp; Port-Hudson. <text:s/>On the plains of Gettysburg or at Chattanooga. <text:s/>To portray the/ indomitable courage exhibited by our army, and the all-conquering/</text:span></text:p>
      <text:p text:style-name="P6"><text:span text:style-name="T9"/></text:p>
      <text:p text:style-name="P6"><text:span text:style-name="T9">[Page 13]</text:span></text:p>
      <text:p text:style-name="P6"><text:span text:style-name="T9">perseverance of our Navy. <text:s/>It is to me a source of extreme joy/ when I perceive that "the theatre of our military conflict has been/ greatly contracted" and the ensign of order waves over the ramparts of/ disorganization, for, such progress is the dawn announcing the sun/ which will bring healing in its wings to our national troubles; still/ the task of dilating upon those momentous events, must be left/ to </text:span><text:soft-page-break/><text:span text:style-name="T4">better</text:span><text:span text:style-name="T9"> abler and more suitable speakers. <text:s/>But there is a point in/ the history of the year which is near its close, that has not been adverted/ to, but in which we, as Pennsylvanians, ought greatly to glory./ <text:s/>When I recall to mind the scenes of blood enacted in a neighbouring/ state; the loose passions that found vent in the slaughtering of/ a hapless and inoffensive </text:span><text:span text:style-name="T4">men</text:span><text:span text:style-name="T9"> caste of men, the combining of all sinister/ devices to oppose the application of the law, I believe I utter/ but the truth when I say that our state is not alone the/ Keystone of the Union, but the brightest gem of its crown./ <text:s/>In her midst the majesty of the law is considered inviolable./</text:span></text:p>
      <text:p text:style-name="P6"><text:span text:style-name="T9"/></text:p>
      <text:p text:style-name="P6"><text:span text:style-name="T9">[Page 14]</text:span></text:p>
      <text:p text:style-name="P6"><text:span text:style-name="T9">She is a bright exemplar of self-government, the best exponent of loyalty./ <text:s/>Let this gratifying thought be an additional incentive to our thanksgi-/-ving. <text:s/>Pennsylvania will never swerve from the path of national/ rectitude she has voluntarily chosen. <text:s/>The Mistress of inexhaustible/ treasures, she will not rear with them a structure to state-pride,/ but generously pour them out for the preservation of the Monument/ raised to Federal</text:span><text:span text:style-name="T4">ism</text:span><text:span text:style-name="T9"> Unity. <text:s/>Faithful to the </text:span><text:span text:style-name="T4">ancient</text:span><text:span text:style-name="T9"> original covenant,/ she will share with her sisters, the burthen necessarily laid upon/ her, as she was, in happier days, the participant of their greatness./ <text:s/>The historian that shall transmit to posterity the records of/ our intestine war, will point her out as the sustaining power/ of the old, matchless and masterly constitution. <text:s/>Ascribe glory/ then to the Most High God, ye inhabitants of this noble Common-/-wealth. <text:s/>Offer Him thanks that your lot has been cast in so fa-/-vorable a region. <text:s/>Beseech Him to engraft in the breasts/ of </text:span><text:span text:style-name="T4">y</text:span><text:span text:style-name="T9">all your fellow-citizens the sentiment of loyalty that/</text:span></text:p>
      <text:p text:style-name="P6"><text:span text:style-name="T9"/></text:p>
      <text:p text:style-name="P6"><text:span text:style-name="T9">[Page 15]</text:span></text:p>
      <text:p text:style-name="P6"><text:span text:style-name="T9">distinguishes you. <text:s/>To breathe new life into the dry-bones moulde-/-ring under the influence of a meridional sun, to infuse a new spirit/ into them, that they may rise with a single will to vindicate the/ honor of a common country, to reestablish its </text:span><text:span text:style-name="T4">supremacy</text:span><text:span text:style-name="T9"> lofty position among the family of nations, to bring in/ everlasting peace, union and prosperity to all those whose immortal/ ancestors taught the the world the value of civil and religious liberty./ <text:s/>Then will the years, whose departure I have lamented, return to us/ with fulness of joy. <text:s/>God Himself will be the Custodian of our immunities./ <text:s/>His lamp will perennially shine over us, </text:span><text:span text:style-name="T4">at</text:span><text:span text:style-name="T9"> by its light we shall walk/ in darkness. <text:s/>And like the primeval days of their guileless/ simplicity, all the children of </text:span><text:span text:style-name="T4">fre</text:span><text:span text:style-name="T9"> regenerated America will set on her head/ a crown of glory. <text:s/>She shall be called the "Joyous;" the "Happy."/</text:span></text:p>
      <text:p text:style-name="P6"><text:span text:style-name="T9"/></text:p>
      <text:p text:style-name="P6"><text:span text:style-name="T9">Eternal God! <text:s/>The heavens upon which Thou hast impressed/ the seal of Thy infinite power, attest that Thou art their only/ author, and all created nature, in harmonious strains/</text:span></text:p>
      <text:p text:style-name="P6"><text:span text:style-name="T9"/></text:p>
      <text:p text:style-name="P6"><text:span text:style-name="T9">[Page 16]</text:span></text:p>
      <text:p text:style-name="P6"><text:span text:style-name="T9">reechoes that truth. <text:s/>But like Thy might, so is Thy wisdom/ traced in the footsteps of the universe, and glorious is indeed/ the lot of those, who can follow them with a discerning eye./ <text:s/>They will enter the palace of the Supreme King, who </text:span><text:span text:style-name="T4">is</text:span><text:span text:style-name="T9"> holds/ in His hand the threads of sublunary events. <text:s/>In every ill beneath/ which nations succumb; in all the vicissitudes they endure, they/ will behold Thy unchangeable providence O Lord! directing man-/-kind to its destined goal. <text:s/>But we--limited in our mental/ vision, cannot rise to so exalted a standard. <text:s/>We frail beings, are/ tossed all-day on the waves of terrestrial incidents. <text:s/>Where shall/ we then, in our human infirmities, seek strength and comfort?...../ Unto Thee O Father we will pour out our souls, and Thou wilt/ soothe them with the balm of divine hope. <text:s/>We pray that/ ere another cycle of twelve months be carried into the bosom of/ eternity, the dire calamity which afflicts our land, may/ be counted among things that have passed./</text:span></text:p>
      <text:p text:style-name="P6"><text:span text:style-name="T9"/></text:p>
      <text:p text:style-name="P6"><text:span text:style-name="T9">[Page 17]</text:span></text:p>
      <text:p text:style-name="P6"><text:span text:style-name="T9">We pray that like the genial </text:span><text:span text:style-name="T4">light</text:span><text:span text:style-name="T9"> sun, which at this season brightens our/ horizon, so may a softening </text:span><text:soft-page-break/><text:span text:style-name="T9">influence from above pervade the national/ sky overspread with clouds, and restore its serenity. <text:s/>Send O Our Creator!/ <text:s/>A heavenly beacon, to guide America aright into the path of social/ progress. <text:s/>(</text:span><text:span text:style-name="T4">Suffer not the scorching rays of a meridional sun to consume a</text:span><text:span text:style-name="T9"> Then will all Thy creatures rejoice in Thee, &amp; Thy name be glorified upon earth as it is in the heavens./ </text:span><text:span text:style-name="T4">fair portion of our heritage, but grant that its intensity be subdured, and</text:span><text:span text:style-name="T9">/ </text:span><text:span text:style-name="T4">we may bask again in its gentler heat. (Then will Thy creatures rejoice in</text:span><text:span text:style-name="T9">/ </text:span><text:span text:style-name="T4">Thee, and Thy name be ever glorified in our midst.</text:span><text:span text:style-name="T9">) <text:s/>Beneficent King/ who healest the broken hearted and bindest up their wounds, deign to send/ a speedy cure to the moral pangs borne by the lovers of this country,/ and to the physical sufferings of its noble defenders. <text:s/>Let Thy countenance/ O Most High God! shine upon our patriots and soldiers, it will comfort them and assuage/ their sorrows. <text:s/>Unto the mourners also, whom this greatly to be deplored/ war has bereaved of dear relatives, grant a power of resignation to/ Thy inscrutable will. <text:s/>Let them be soothed by the thought of/ a happier hereafter, where no heart aches, and no soul is anguished,/</text:span></text:p>
      <text:p text:style-name="P6"><text:span text:style-name="T9"/></text:p>
      <text:p text:style-name="P6"><text:span text:style-name="T9">[Page 18]</text:span></text:p>
      <text:p text:style-name="P6"><text:span text:style-name="T9">but calm and joy reigns supreme. <text:s/>We implore Thee O </text:span><text:span text:style-name="T4">Most High</text:span><text:span text:style-name="T9"> Omnipotent!/ to vouchsafe the continuance of Thy mercy to the Commonwealth, in/ which our portion has been cast. <text:s/>Grant it salubrious air, that we/ may breathe perfect health, a fertile soil that we may be/ nourished with abundant food; faithful and vigilant guardians/ that we may lie down in peace, and our repose be not interrupted/ by the clamour of inimical hosts. <text:s/>And for the needy and hapless/ children, we fervently beseech Thee O Gracious Lord! Hasten to their succour/ in these troublous times. <text:s/>Let charity--that heavenly virtue--strike a/ sympathetic chord in our breasts, </text:span><text:span text:style-name="T4">and</text:span><text:span text:style-name="T9"> that they </text:span><text:span text:style-name="T4">will</text:span><text:span text:style-name="T9"> may melt at the sight of/ tribulation that they </text:span><text:span text:style-name="T4">will</text:span><text:span text:style-name="T9"> may not shrink within themselves, appalled at the pro-/-spect of reverses, but that committing the future into Thy merciful hand, thy/ creatures </text:span><text:span text:style-name="T4">will</text:span><text:span text:style-name="T9"> may freely dispesne of their own to their indigent brethren, for, "he that/ hath pity on the poor, lendeth unto Thee" and Thou wilt reward him ten-/-fold from the treasures of Thy illimitable goodness. <text:s/>May this be Thy pa-/-ternal will O God, &amp; bring it soon to pass for the sake of those who confide in Thy/ name and daily await for Thy deliverance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10-03T14:01:49.94</meta:creation-date>
    <dc:date>2012-10-03T15:52:49.15</dc:date>
    <dc:creator>Penn Libraries</dc:creator>
    <meta:editing-duration>PT00H00M15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7" meta:paragraph-count="102" meta:word-count="3496" meta:character-count="21240"/>
  </office:meta>
</office:document-meta>
</file>